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7.172cm"/>
    </style:style>
    <style:style style:name="co4" style:family="table-column">
      <style:table-column-properties fo:break-before="auto" style:column-width="4.964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4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Arial Black" fo:font-size="12pt" style:font-name-asian="DejaVu Sans" style:font-size-asian="12pt" style:font-name-complex="DejaVu Sans" style:font-size-complex="12pt"/>
    </style:style>
    <style:style style:name="ce2" style:family="table-cell" style:parent-style-name="Default" style:data-style-name="N37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Arial Black" fo:font-size="12pt" style:font-size-asian="12pt" style:font-size-complex="12pt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7" style:family="table-cell" style:parent-style-name="Default" style:data-style-name="N104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Arial Black"/>
    </style:style>
    <style:style style:name="ce9" style:family="table-cell" style:parent-style-name="Default" style:data-style-name="N4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column table:style-name="co6" table:number-columns-repeated="52" table:default-cell-style-name="Default"/>
        <table:table-column table:style-name="co6" table:number-columns-repeated="16326" table:default-cell-style-name="ce5"/>
        <table:table-row table:style-name="ro1">
          <table:table-cell/>
          <table:table-cell table:style-name="ce3" office:value-type="string" calcext:value-type="string" table:number-columns-spanned="5" table:number-rows-spanned="1">
            <text:p>Últimas informações do IBGE e Atlas sobre Ilhéus e Itabuna</text:p>
          </table:table-cell>
          <table:covered-table-cell table:style-name="ce5"/>
          <table:covered-table-cell table:number-columns-repeated="3"/>
          <table:table-cell table:number-columns-repeated="16378"/>
        </table:table-row>
        <table:table-row table:style-name="ro2">
          <table:table-cell office:value-type="string" calcext:value-type="string">
            <text:p>Município</text:p>
          </table:table-cell>
          <table:table-cell table:style-name="ce3" office:value-type="string" calcext:value-type="string">
            <text:p>População</text:p>
          </table:table-cell>
          <table:table-cell table:style-name="ce5" office:value-type="string" calcext:value-type="string">
            <text:p>População infantil (0 – 14)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PIB per capita</text:p>
          </table:table-cell>
          <table:table-cell office:value-type="string" calcext:value-type="string">
            <text:p>IDHM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Ilhéus</text:p>
          </table:table-cell>
          <table:table-cell office:value-type="float" office:value="178649" calcext:value-type="float">
            <text:p>178.649</text:p>
          </table:table-cell>
          <table:table-cell office:value-type="float" office:value="46427" calcext:value-type="float">
            <text:p>46427</text:p>
          </table:table-cell>
          <table:table-cell table:style-name="ce7" office:value-type="currency" office:currency="BRL" office:value="773776422.15" calcext:value-type="currency">
            <text:p>R$ 773.776.422,15</text:p>
          </table:table-cell>
          <table:table-cell table:style-name="ce7" office:value-type="currency" office:currency="BRL" office:value="32756" calcext:value-type="currency">
            <text:p>R$ 32.756,00</text:p>
          </table:table-cell>
          <table:table-cell table:style-name="ce9" office:value-type="float" office:value="0.69" calcext:value-type="float">
            <text:p>0,69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Itabuna</text:p>
          </table:table-cell>
          <table:table-cell office:value-type="float" office:value="186708" calcext:value-type="float">
            <text:p>186.708</text:p>
          </table:table-cell>
          <table:table-cell office:value-type="float" office:value="46639" calcext:value-type="float">
            <text:p>46639</text:p>
          </table:table-cell>
          <table:table-cell table:style-name="ce7" office:value-type="currency" office:currency="BRL" office:value="980625545.43" calcext:value-type="currency">
            <text:p>R$ 980.625.545,43</text:p>
          </table:table-cell>
          <table:table-cell table:style-name="ce7" office:value-type="currency" office:currency="BRL" office:value="19618.7" calcext:value-type="currency">
            <text:p>R$ 19.618,70</text:p>
          </table:table-cell>
          <table:table-cell table:style-name="ce6" office:value-type="float" office:value="0.72" calcext:value-type="float">
            <text:p>0,72</text:p>
          </table:table-cell>
          <table:table-cell table:number-columns-repeated="52"/>
          <table:table-cell table:style-name="ce6"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0:51:11.839889438</meta:creation-date>
    <dc:date>2024-10-21T23:54:15.475818485</dc:date>
    <meta:editing-duration>PT7M25S</meta:editing-duration>
    <meta:editing-cycles>1</meta:editing-cycles>
    <meta:document-statistic meta:table-count="1" meta:cell-count="19" meta:object-count="0"/>
    <meta:generator>LibreOffice/24.8.1.2$Linux_X86_64 LibreOffice_project/480$Build-2</meta:generator>
  </office:meta>
</office:document-meta>
</file>